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Open Sans" fo:font-size="10.5pt" fo:letter-spacing="normal" fo:font-style="normal" fo:font-weight="normal"/>
    </style:style>
    <style:style style:name="P3"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Open Sans" fo:font-size="10.5pt" fo:letter-spacing="normal" fo:font-style="italic" fo:font-weight="normal"/>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yui_3_17_2_1_1645015093513_46"/>In Praise of Amateurs</text:p>
      <text:p text:style-name="P3"><text:bookmark text:name="yui_3_17_2_1_1645015093513_51"/>Despite the specialization of scientific research, amateurs still have an important role to play</text:p>
      <text:p text:style-name="P2"><text:bookmark text:name="yui_3_17_2_1_1645015093513_52"/>During the scientific revolution of the 17th century, scientists were largely men of private means who pursued their interest in natural philosophy for their own edification. <text:span text:style-name="T1">(</text:span><text:span text:style-name="T2">ученые были в основном людьми частного достатка, то есть теми, кто преследовал свои интересы в натурфилософии для собственного назидания)</text:span> Only in the past century or two has it become possible to make a living from investigating the workings of nature. Modern science was, in other words, built on the work of amateurs. Today, science is an increasingly specialized and compartmentalized <text:span text:style-name="T2">(разделенным)</text:span> subject, the domain <text:span text:style-name="T2">(сферой деятельности)</text:span> of experts who know more and more about less and less. Perhaps surprisingly, however, <text:span text:style-name="T2">(однако, как это ни удивительно)</text:span> amateurs – even those without private means – are still important.</text:p>
      <text:p text:style-name="P2"><text:bookmark text:name="yui_3_17_2_1_1645015093513_53"/>A recent poll <text:span text:style-name="T2">(опрос)</text:span> carried out at a meeting of the American Association for the Advancement <text:span text:style-name="T2">(содействия развитию)</text:span> of Science by astronomer Dr Richard Fienberg found that <text:span text:style-name="T2">(показал)</text:span>, in addition to his field of astronomy, amateurs are actively involved in such field as acoustics, horticulture <text:span text:style-name="T2">(садоводство)</text:span>, ornithology, meteorology, hydrology and palaeontology. Far from being crackpots <text:span text:style-name="T2">(отнюдь не будучи сумасшедшими)</text:span>, amateur scientists are often in close touch with professionals, some of whom rely heavily on their co-operation.</text:p>
      <text:p text:style-name="P2"><text:bookmark text:name="yui_3_17_2_1_1645015093513_54"/>Admittedly <text:span text:style-name="T2">(по общему согласию или конечно)</text:span>, some fields are more open to amateurs than others. Anything that requires expensive equipment is clearly a no-go area. And some kinds of research can be dangerous; most amateur chemists, jokes Dr Fienberg, are either locked up <text:span text:style-name="T2">(сидят в тюрьме)</text:span> or have blown themselves to bits. But amateurs can make valuable contributions in fields from rocketry to palaeontology and the rise of the internet <text:span text:style-name="T2">(а развитие интернета)</text:span> has made it easier than before to collect data and distribute results.</text:p>
      <text:p text:style-name="P2">Exactly which field of study has benefited most from the contributions of amateurs is a matter of some dispute. <text:span text:style-name="T2">(вопрос о том, какая именно область знаний больше всего выиграла от вклада любителей, является предметом некоторых споров)</text:span> Dr Fienberg makes a strong case for astronomy. There is, he points out, <text:span text:style-name="T2">(он отмечает, что существует)</text:span> a long tradition of collaboration between amateur and professional sky watchers. Numerous comets, asteroids and even the planet Uranus were discovered by amateurs. Today, in addition to comet and asteroid spotting <text:span text:style-name="T2">(обнаружения)</text:span>, amateurs continue to do valuable work observing the brightness of variable <text:span text:style-name="T2">(изменчивых)</text:span> stars and detecting novae- ‘new’ stars in the Milky Way and supernovae in other galaxies. Amateur observers are helpful, says Dr Fienberg, because there are so many of them (they far outnumber professionals) and because they are distributed all over the world. This makes special kinds of observations possible:’ if several observers around the world accurately record the time when a star is eclipsed <text:span text:style-name="T2">(затмение)</text:span> by an asteroid, for example, it is possible to derive <text:span text:style-name="T2">(получить)</text:span> useful information about the asteroid’s shape.</text:p>
      <text:p text:style-name="P2">Another field in which amateurs have traditionally played an important role is palaeontology. Adrian Hunt, a palaeontologist at Mesa Technical College in New Mexico, insists that his is the field in which amateurs have made the biggest contribution. Despite the development of high-tech equipment, he says, the best sensors for finding fossils are human eyes – lots of them.</text:p>
      <text:p text:style-name="P2">Finding volunteers to look for fossils is not difficult, he says, because of the near –universal interest in anything to do with dinosaurs. As well as helping with this research <text:span text:style-name="T2">(помимо помощи...)</text:span>, volunteers learn about science, a process he calls ‘recreational education’ <text:span text:style-name="T2">(рекреационное образование)</text:span>.</text:p>
      <text:p text:style-name="P2">Rick Bonney of the Cornell Laboratory of Ornithology in Ithaca, New York, contends <text:span text:style-name="T2">(утверждает)</text:span> that amateurs have contributed the most in his field. There are, he notes, <text:span text:style-name="T2">(он отмечает)</text:span> thought to be as many as 60 million birdwatchers <text:span text:style-name="T2">(любителей наблюдать за птицами)</text:span> in America alone. Given their huge numbers and the wide geographical coverage they provide, Mr Bonney has enlisted <text:span text:style-name="T2">(привлек)</text:span> thousands of amateurs in a number of research projects. Over the past few years their observations have uncovered previously unknown trends and cycles in bird migrations and revealed decline<text:span text:style-name="T1">s</text:span> in the breeding populations <text:span text:style-name="T2">(сокращение численности населения)</text:span> of several species of migratory <text:span text:style-name="T2">(перелетных)</text:span> birds, prompting <text:span text:style-name="T2">(что послужило толчком)</text:span> a habitat <text:span text:style-name="T2">(к реализации)</text:span> conservation programme.</text:p>
      <text:p text:style-name="P2">Despite the successes and whatever the field of study <text:span text:style-name="T2">(несмотря на успехи и независимо от области исследования)</text:span>, collaboration between amateurs and professionals is not without its difficulties. Not everyone, for example is happy with the term ‘amateur’. Mr Bonney has coined <text:span text:style-name="T2">(придумал)</text:span> the term <text:soft-page-break/>‘citizen scientist’ because he felt that other words, such as ‘volunteer’ sounded disparaging <text:span text:style-name="T2">(пренебрежительно)</text:span>. A more serious problem is the question of how professionals can best acknowledge the contributions made by amateurs. Dr Fienberg says that some amateur astronomers are happy to provide their observations but grumble about not being reimbursed <text:span text:style-name="T2">(что им не компенсируют)</text:span> for out-of-pocket expenses. Others feel let down when their observations are used in scientific papers, but they are not listed as co-authors. Dr Hunt says some amateur palaeontologists are disappointed when told that they cannot take finds home with them.</text:p>
      <text:p text:style-name="P2">These are legitimate concerns <text:span text:style-name="T2">(законные опасения)</text:span> but none seems insurmountable <text:span text:style-name="T2">(непреодолимым)</text:span>. Provided amateurs and professionals agree the terms on which they will work together beforehand <text:span text:style-name="T2">(если любители и профессионалы заранее согласуют...)</text:span>, there is no reason why co-operation between the two groups should not flourish <text:span text:style-name="T2">(процветать)</text:span>. Last year Dr S. Carlson, founder of the Society for Amateur Scientists won an award worth $290,000 for his work in promoting such co-operation. He says that one of the main benefits of the prize is the endorsement <text:span text:style-name="T2">(одобрение)</text:span> it has given to the contributions of amateur scientists, which has done much to silence critics among those professionals who believe science should remain their exclusive preserve. <text:span text:style-name="T2">(что позволило заставить замолчать критиков среди профессионалов, которые считают, что наука должна оставаться исключительно их делом)</text:span></text:p>
      <text:p text:style-name="P2">At the moment, says Dr Carlson, the society is involved in several schemes including an innovative rocket-design project and the setting up of a network of observers who will search for evidence of a link between low- frequency radiation and earthquakes. The amateurs, he says, provide enthusiasm and talent, while the professionals provide guidance ‘so that anything they do discover will be taken seriously’. Having laid the foundations <text:span text:style-name="T2">(заложив фундамент)</text:span> of science, amateurs will have much to contribute to its ever – expanding edifi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M16S</meta:editing-duration>
    <meta:editing-cycles>3</meta:editing-cycles>
    <meta:generator>OpenOffice/4.1.11$Win32 OpenOffice.org_project/4111m1$Build-9808</meta:generator>
    <dc:date>2022-02-16T17:01:38.23</dc:date>
    <meta:document-statistic meta:table-count="0" meta:image-count="0" meta:object-count="0" meta:page-count="2" meta:paragraph-count="12" meta:word-count="1047" meta:character-count="6980"/>
    <meta:user-defined meta:name="Info 1"/>
    <meta:user-defined meta:name="Info 2"/>
    <meta:user-defined meta:name="Info 3"/>
    <meta:user-defined meta:name="Info 4"/>
  </office:meta>
</office:document-meta>
</file>